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1pt" style:font-size-asian="18.3500003814697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</text:p>
      <text:p text:style-name="P1"/>
      <text:p text:style-name="P2">IES JOAN RAMIS I RAMIS</text:p>
      <text:p text:style-name="P2"/>
      <text:p text:style-name="P2">Sergi Martin Server</text:p>
      <text:p text:style-name="P2"/>
      <text:p text:style-name="P2"/>
      <text:p text:style-name="P2">Ha realizado la formación y superado todas la pruebas exigidas. Siendo por lo tanto </text:p>
      <text:p text:style-name="P2"/>
      <text:p text:style-name="P2"/>
      <text:p text:style-name="P4">DIPLOMADO EN SISTEMAS MICROINFORMÁTICOS Y REDES</text:p>
      <text:p text:style-name="P4"/>
      <text:p text:style-name="P4"/>
      <text:p text:style-name="P2">Islas Baleares, España, Mahón, 11/11/2022</text:p>
      <text:p text:style-name="P2"/>
      <text:p text:style-name="P2"/>
      <text:p text:style-name="P3"/>
      <text:p text:style-name="P3"/>
      <text:p text:style-name="P3"/>
      <text:p text:style-name="P3">Sergi Martin Server<text:tab/><text:tab/>Joan Carreras <text:tab/><text:tab/><text:tab/><text:tab/><text:tab/><text:tab/><text:tab/><text:tab/>Raquel Taltav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08:56:56.096000000</meta:creation-date>
    <dc:date>2022-11-11T09:16:29.991000000</dc:date>
    <meta:editing-duration>PT19M34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7" meta:word-count="41" meta:character-count="279"/>
  </office:meta>
</office:document-meta>
</file>